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928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5.2cm"/>
    </style:style>
    <style:style style:name="co11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add entity</text:p>
          </table:table-cell>
          <table:table-cell table:style-name="ce3" office:value-type="string" calcext:value-type="string">
            <text:p>rem entity</text:p>
          </table:table-cell>
          <table:table-cell table:style-name="ce3" office:value-type="string" calcext:value-type="string">
            <text:p>add act</text:p>
          </table:table-cell>
          <table:table-cell table:style-name="ce3" office:value-type="string" calcext:value-type="string">
            <text:p># used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ce3" table:number-columns-repeated="4"/>
          <table:table-cell/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AdamTwoFactorExperiment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76" calcext:value-type="float">
            <text:p>1476</text:p>
          </table:table-cell>
          <table:table-cell table:formula="of:=[.F3]" office:value-type="float" office:value="1476" calcext:value-type="float">
            <text:p>1476</text:p>
          </table:table-cell>
          <table:table-cell table:formula="of:=[.G3]/[.G30]" office:value-type="float" office:value="0.503239004432322" calcext:value-type="float">
            <text:p>0.5032390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SUM([.F4:.F7])" office:value-type="float" office:value="9" calcext:value-type="float">
            <text:p>9</text:p>
          </table:table-cell>
          <table:table-cell table:formula="of:=[.G4]/[.G30]" office:value-type="float" office:value="0.00306853051483123" calcext:value-type="float">
            <text:p>0.0030685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plex DetEnt</text:p>
          </table:table-cell>
          <table:table-cell office:value-type="string" calcext:value-type="string">
            <text:p>% of De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formula="of:=SUM([.F8:.F27])" office:value-type="float" office:value="1399" calcext:value-type="float">
            <text:p>1399</text:p>
          </table:table-cell>
          <table:table-cell table:formula="of:=[.G8]/[.G30]" office:value-type="float" office:value="0.476986021138766" calcext:value-type="float">
            <text:p>0.4769860211</text:p>
          </table:table-cell>
          <table:table-cell table:style-name="ce3" table:formula="of:=SUM([.F8:.F22];[.F24:.F27])" office:value-type="float" office:value="564" calcext:value-type="float">
            <text:p>564</text:p>
          </table:table-cell>
          <table:table-cell table:style-name="ce3" table:formula="of:=[.I8]/[.G8]" office:value-type="float" office:value="0.403145103645461" calcext:value-type="float">
            <text:p>0.403145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rr_0</text:p>
          </table:table-cell>
          <table:table-cell table:style-name="ce1" office:value-type="string" calcext:value-type="string">
            <text:p>'exp_repr.DetectionEntity'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LocalisationEntity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formula="of:=[.F28]" office:value-type="float" office:value="16" calcext:value-type="float">
            <text:p>16</text:p>
          </table:table-cell>
          <table:table-cell table:formula="of:=[.G28]/[.G30]" office:value-type="float" office:value="0.00545516535969997" calcext:value-type="float">
            <text:p>0.005455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0</text:p>
          </table:table-cell>
          <table:table-cell office:value-type="string" calcext:value-type="string">
            <text:p>'exp_repr.ReconstructionEnzReaction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formula="of:=[.F29]" office:value-type="float" office:value="33" calcext:value-type="float">
            <text:p>33</text:p>
          </table:table-cell>
          <table:table-cell table:formula="of:=[.G29]/[.G30]" office:value-type="float" office:value="0.0112512785543812" calcext:value-type="float">
            <text:p>0.01125127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formula="of:=SUM([.G3:.G29])" office:value-type="float" office:value="2933" calcext:value-type="float">
            <text:p>2933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AdamTwoFactorExperiment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113</text:p>
          </table:table-cell>
          <table:table-cell table:formula="of:=[.F34]" office:value-type="float" office:value="1113" calcext:value-type="float">
            <text:p>1113</text:p>
          </table:table-cell>
          <table:table-cell table:formula="of:=[.G34]/[.G56]" office:value-type="float" office:value="0.540029112081514" calcext:value-type="float">
            <text:p>0.5400291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SUM([.F35:.F36])" office:value-type="float" office:value="3" calcext:value-type="float">
            <text:p>3</text:p>
          </table:table-cell>
          <table:table-cell table:formula="of:=[.G35]/[.G56]" office:value-type="float" office:value="0.00145560407569141" calcext:value-type="float">
            <text:p>0.0014556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Activ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lex DetEnt</text:p>
          </table:table-cell>
          <table:table-cell office:value-type="string" calcext:value-type="string">
            <text:p>% of De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SUM([.F37:.F52])" office:value-type="float" office:value="903" calcext:value-type="float">
            <text:p>903</text:p>
          </table:table-cell>
          <table:table-cell table:formula="of:=[.G37]/[.G56]" office:value-type="float" office:value="0.438136826783115" calcext:value-type="float">
            <text:p>0.4381368268</text:p>
          </table:table-cell>
          <table:table-cell table:style-name="ce3" table:formula="of:=SUM([.F37:.F43];[.F45:.F52])" office:value-type="float" office:value="261" calcext:value-type="float">
            <text:p>261</text:p>
          </table:table-cell>
          <table:table-cell table:style-name="ce3" table:formula="of:=[.I37]/[.G37]" office:value-type="float" office:value="0.289036544850498" calcext:value-type="float">
            <text:p>0.289036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rr_30</text:p>
          </table:table-cell>
          <table:table-cell table:style-name="ce1" office:value-type="string" calcext:value-type="string">
            <text:p>'exp_repr.DetectionEntity'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Localisa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F53:.F54])" office:value-type="float" office:value="28" calcext:value-type="float">
            <text:p>28</text:p>
          </table:table-cell>
          <table:table-cell table:formula="of:=[.G53]/[.G56]" office:value-type="float" office:value="0.0135856380397865" calcext:value-type="float">
            <text:p>0.013585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LocalisationEntity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30</text:p>
          </table:table-cell>
          <table:table-cell office:value-type="string" calcext:value-type="string">
            <text:p>'exp_repr.ReconstructionEnzReaction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formula="of:=[.F55]" office:value-type="float" office:value="14" calcext:value-type="float">
            <text:p>14</text:p>
          </table:table-cell>
          <table:table-cell table:formula="of:=[.G55]/[.G56]" office:value-type="float" office:value="0.00679281901989326" calcext:value-type="float">
            <text:p>0.0067928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formula="of:=SUM([.G34:.G55])" office:value-type="float" office:value="2061" calcext:value-type="float">
            <text:p>2061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AdamTwoFactorExperiment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formula="of:=[.F60]" office:value-type="float" office:value="983" calcext:value-type="float">
            <text:p>983</text:p>
          </table:table-cell>
          <table:table-cell table:formula="of:=[.G60]/[.G77]" office:value-type="float" office:value="0.587918660287081" calcext:value-type="float">
            <text:p>0.5879186603</text:p>
          </table:table-cell>
          <table:table-cell office:value-type="string" calcext:value-type="string">
            <text:p>complex DetEnt</text:p>
          </table:table-cell>
          <table:table-cell office:value-type="string" calcext:value-type="string">
            <text:p>% of De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formula="of:=SUM([.F61:.F73])" office:value-type="float" office:value="645" calcext:value-type="float">
            <text:p>645</text:p>
          </table:table-cell>
          <table:table-cell table:formula="of:=[.G61]/[.G77]" office:value-type="float" office:value="0.385765550239234" calcext:value-type="float">
            <text:p>0.3857655502</text:p>
          </table:table-cell>
          <table:table-cell table:style-name="ce3" table:formula="of:=SUM([.F61:.F65];[.F67:.F73])" office:value-type="float" office:value="115" calcext:value-type="float">
            <text:p>115</text:p>
          </table:table-cell>
          <table:table-cell table:style-name="ce3" table:formula="of:=[.I61]/[.G61]" office:value-type="float" office:value="0.178294573643411" calcext:value-type="float">
            <text:p>0.1782945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rr_60</text:p>
          </table:table-cell>
          <table:table-cell table:style-name="ce1" office:value-type="string" calcext:value-type="string">
            <text:p>'exp_repr.DetectionEntity'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Localisa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F74:.F75])" office:value-type="float" office:value="27" calcext:value-type="float">
            <text:p>27</text:p>
          </table:table-cell>
          <table:table-cell table:formula="of:=[.G74]/[.G77]" office:value-type="float" office:value="0.0161483253588517" calcext:value-type="float">
            <text:p>0.016148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LocalisationEntity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_60</text:p>
          </table:table-cell>
          <table:table-cell office:value-type="string" calcext:value-type="string">
            <text:p>'exp_repr.ReconstructionEnzReaction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formula="of:=[.F76]" office:value-type="float" office:value="17" calcext:value-type="float">
            <text:p>17</text:p>
          </table:table-cell>
          <table:table-cell table:formula="of:=[.G76]/[.G77]" office:value-type="float" office:value="0.0101674641148325" calcext:value-type="float">
            <text:p>0.01016746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formula="of:=SUM([.G60:.G76])" office:value-type="float" office:value="1672" calcext:value-type="float">
            <text:p>1672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AdamTwoFactorExperiment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formula="of:=[.F81]" office:value-type="float" office:value="325" calcext:value-type="float">
            <text:p>325</text:p>
          </table:table-cell>
          <table:table-cell table:formula="of:=[.G81]/[.F98]" office:value-type="float" office:value="0.484351713859911" calcext:value-type="float">
            <text:p>0.4843517139</text:p>
          </table:table-cell>
          <table:table-cell/>
          <table:table-cell office:value-type="string" calcext:value-type="string">
            <text:p>complex DetEnt</text:p>
          </table:table-cell>
          <table:table-cell office:value-type="string" calcext:value-type="string">
            <text:p>% of DetEnt</text:p>
          </table:table-cell>
          <table:table-cell office:value-type="string" calcext:value-type="string">
            <text:p>% of all exps</text:p>
          </table:table-cell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formula="of:=SUM([.F82:.F95])" office:value-type="float" office:value="342" calcext:value-type="float">
            <text:p>342</text:p>
          </table:table-cell>
          <table:table-cell table:formula="of:=[.G82]/[.F98]" office:value-type="float" office:value="0.509687034277198" calcext:value-type="float">
            <text:p>0.5096870343</text:p>
          </table:table-cell>
          <table:table-cell/>
          <table:table-cell table:style-name="ce3" table:formula="of:=SUM([.F82:.F85];[.F87:.F95])" office:value-type="float" office:value="128" calcext:value-type="float">
            <text:p>128</text:p>
          </table:table-cell>
          <table:table-cell table:style-name="ce3" table:formula="of:=[.J82]/[.G82]" office:value-type="float" office:value="0.374269005847953" calcext:value-type="float">
            <text:p>0.3742690058</text:p>
          </table:table-cell>
          <table:table-cell table:style-name="ce3" table:formula="of:=[.J82]/[.F98]" office:value-type="float" office:value="0.190760059612519" calcext:value-type="float">
            <text:p>0.1907600596</text:p>
          </table:table-cell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ld_all_exps</text:p>
          </table:table-cell>
          <table:table-cell table:style-name="ce1" office:value-type="string" calcext:value-type="string">
            <text:p>'exp_repr.DetectionEntity'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DetectionEntity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LocalisationEntity'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F96:.F97])" office:value-type="float" office:value="4" calcext:value-type="float">
            <text:p>4</text:p>
          </table:table-cell>
          <table:table-cell table:formula="of:=[.G96]/[.F98]" office:value-type="float" office:value="0.00596125186289121" calcext:value-type="float">
            <text:p>0.0059612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_all_exps</text:p>
          </table:table-cell>
          <table:table-cell office:value-type="string" calcext:value-type="string">
            <text:p>'exp_repr.LocalisationEntity'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3"/>
          <table:table-cell table:style-name="ce3" table:formula="of:=SUM([.F81:.F97])" office:value-type="float" office:value="671" calcext:value-type="float">
            <text:p>671</text:p>
          </table:table-cell>
          <table:table-cell table:number-columns-repeated="6"/>
        </table:table-row>
        <table:table-row table:style-name="ro1" table:number-rows-repeated="10484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Default"/>
        <table:table-column table:style-name="co3" table:default-cell-style-name="ce3"/>
        <table:table-row table:style-name="ro1">
          <table:table-cell table:number-columns-repeated="5"/>
          <table:table-cell office:value-type="string" calcext:value-type="string">
            <text:p>added_reactions</text:p>
          </table:table-cell>
          <table:table-cell office:value-type="string" calcext:value-type="string">
            <text:p>added_transport</text:p>
          </table:table-cell>
          <table:table-cell office:value-type="string" calcext:value-type="string">
            <text:p>added_complex_formation</text:p>
          </table:table-cell>
          <table:table-cell office:value-type="string" calcext:value-type="string">
            <text:p>added_expression</text:p>
          </table:table-cell>
          <table:table-cell office:value-type="string" calcext:value-type="string">
            <text:p>removed_reactions</text:p>
          </table:table-cell>
          <table:table-cell office:value-type="string" calcext:value-type="string">
            <text:p>removed_transport</text:p>
          </table:table-cell>
          <table:table-cell office:value-type="string" calcext:value-type="string">
            <text:p>removed_complex_formation</text:p>
          </table:table-cell>
          <table:table-cell office:value-type="string" calcext:value-type="string">
            <text:p>removed_expression</text:p>
          </table:table-cell>
          <table:table-cell/>
          <table:table-cell office:value-type="string" calcext:value-type="string">
            <text:p># used</text:p>
          </table:table-cell>
        </table:table-row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formula="of:=SUM([.F2:.M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otal number of revisions</text:p>
          </table:table-cell>
          <table:table-cell table:style-name="ce1" office:value-type="float" office:value="5772" calcext:value-type="float">
            <text:p>5772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3:.M3])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ot only expression</text:p>
          </table:table-cell>
          <table:table-cell office:value-type="float" office:value="4097" calcext:value-type="float">
            <text:p>4097</text:p>
          </table:table-cell>
          <table:table-cell table:formula="of:=[.B4]/5772" office:value-type="float" office:value="0.70980595980596" calcext:value-type="float">
            <text:p>0.7098059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4:.M4])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with sth added</text:p>
          </table:table-cell>
          <table:table-cell office:value-type="float" office:value="5221" calcext:value-type="float">
            <text:p>5221</text:p>
          </table:table-cell>
          <table:table-cell table:formula="of:=[.B5]/5772" office:value-type="float" office:value="0.904539154539155" calcext:value-type="float">
            <text:p>0.904539154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5:.M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th sth removed</text:p>
          </table:table-cell>
          <table:table-cell office:value-type="float" office:value="1713" calcext:value-type="float">
            <text:p>1713</text:p>
          </table:table-cell>
          <table:table-cell table:formula="of:=[.B6]/5772" office:value-type="float" office:value="0.296777546777547" calcext:value-type="float">
            <text:p>0.2967775468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6:.M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e than one change</text:p>
          </table:table-cell>
          <table:table-cell office:value-type="float" office:value="2209" calcext:value-type="float">
            <text:p>2209</text:p>
          </table:table-cell>
          <table:table-cell table:formula="of:=[.B7]/5772" office:value-type="float" office:value="0.382709632709633" calcext:value-type="float">
            <text:p>0.38270963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7:.M7])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emoval and addition</text:p>
          </table:table-cell>
          <table:table-cell office:value-type="float" office:value="1165" calcext:value-type="float">
            <text:p>1165</text:p>
          </table:table-cell>
          <table:table-cell table:formula="of:=[.B8]/5772" office:value-type="float" office:value="0.201836451836452" calcext:value-type="float">
            <text:p>0.2018364518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:.M8])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9:.M9])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total number of changes</text:p>
          </table:table-cell>
          <table:table-cell table:style-name="ce1" office:value-type="float" office:value="12479" calcext:value-type="float">
            <text:p>124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0:.M10])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dded reactions</text:p>
          </table:table-cell>
          <table:table-cell office:value-type="float" office:value="5071" calcext:value-type="float">
            <text:p>5071</text:p>
          </table:table-cell>
          <table:table-cell table:formula="of:=[.B11]/12479" office:value-type="float" office:value="0.406362689318054" calcext:value-type="float">
            <text:p>0.40636268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1:.M11]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ded transport</text:p>
          </table:table-cell>
          <table:table-cell office:value-type="float" office:value="372" calcext:value-type="float">
            <text:p>372</text:p>
          </table:table-cell>
          <table:table-cell table:formula="of:=[.B12]/12479" office:value-type="float" office:value="0.0298100809359724" calcext:value-type="float">
            <text:p>0.0298100809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2:.M1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ed complex formation</text:p>
          </table:table-cell>
          <table:table-cell office:value-type="float" office:value="343" calcext:value-type="float">
            <text:p>343</text:p>
          </table:table-cell>
          <table:table-cell table:formula="of:=[.B13]/12479" office:value-type="float" office:value="0.0274861767769853" calcext:value-type="float">
            <text:p>0.0274861768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3:.M13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ded expression</text:p>
          </table:table-cell>
          <table:table-cell office:value-type="float" office:value="4413" calcext:value-type="float">
            <text:p>4413</text:p>
          </table:table-cell>
          <table:table-cell table:formula="of:=[.B14]/12479" office:value-type="float" office:value="0.353634105296899" calcext:value-type="float">
            <text:p>0.35363410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4:.M14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d reactions</text:p>
          </table:table-cell>
          <table:table-cell office:value-type="float" office:value="943" calcext:value-type="float">
            <text:p>943</text:p>
          </table:table-cell>
          <table:table-cell table:formula="of:=[.B15]/12479" office:value-type="float" office:value="0.0755669524801667" calcext:value-type="float">
            <text:p>0.07556695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5:.M15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moved transport</text:p>
          </table:table-cell>
          <table:table-cell office:value-type="float" office:value="42" calcext:value-type="float">
            <text:p>42</text:p>
          </table:table-cell>
          <table:table-cell table:formula="of:=[.B16]/12479" office:value-type="float" office:value="0.00336565429922269" calcext:value-type="float">
            <text:p>0.003365654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6:.M16])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removed complex formation</text:p>
          </table:table-cell>
          <table:table-cell office:value-type="float" office:value="147" calcext:value-type="float">
            <text:p>147</text:p>
          </table:table-cell>
          <table:table-cell table:formula="of:=[.B17]/12479" office:value-type="float" office:value="0.0117797900472794" calcext:value-type="float">
            <text:p>0.0117797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7:.M17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d expression</text:p>
          </table:table-cell>
          <table:table-cell office:value-type="float" office:value="1148" calcext:value-type="float">
            <text:p>1148</text:p>
          </table:table-cell>
          <table:table-cell table:formula="of:=[.B18]/12479" office:value-type="float" office:value="0.0919945508454203" calcext:value-type="float">
            <text:p>0.09199455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18:.M18]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9:.M19])"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5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0:.M2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1:.M21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22:.M22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3:.M23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4:.M24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5:.M2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6:.M2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7:.M27])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8:.M28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9:.M29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30:.M3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31:.M31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32:.M32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33:.M3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34:.M34])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35:.M35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36:.M3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37:.M3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38:.M38])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39:.M3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40:.M4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1:.M41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42:.M42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43:.M4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44:.M4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45:.M45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46:.M46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47:.M4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48:.M4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49:.M4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0:.M50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51:.M51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52:.M5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53:.M5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54:.M54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5:.M55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56:.M56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7:.M5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58:.M5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59:.M59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60:.M6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61:.M61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62:.M62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3:.M63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64:.M64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5:.M6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66:.M66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67:.M6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68:.M6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69:.M6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70:.M70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71:.M71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72:.M7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73:.M73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74:.M74]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75:.M75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76:.M76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77:.M7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8:.M78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79:.M7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80:.M80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81:.M81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82:.M82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3:.M83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84:.M8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85:.M85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86:.M8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87:.M87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88:.M8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89:.M89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0:.M90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91:.M91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92:.M92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93:.M9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4:.M94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95:.M95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96:.M9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97:.M9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98:.M98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99:.M99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0:.M10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1:.M10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2:.M102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3:.M103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04:.M10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5:.M105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06:.M10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7:.M107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8:.M108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09:.M109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10:.M110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11:.M111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12:.M112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13:.M113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14:.M11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15:.M11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16:.M116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17:.M11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18:.M118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19:.M119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20:.M12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21:.M12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22:.M122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23:.M12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24:.M12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25:.M125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F126:.M126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27:.M12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28:.M12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29:.M129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30:.M13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31:.M131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32:.M132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33:.M13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34:.M134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35:.M13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36:.M136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37:.M13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38:.M13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39:.M139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40:.M140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141:.M14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42:.M14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43:.M143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44:.M144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45:.M14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46:.M146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47:.M14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48:.M14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49:.M149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F150:.M150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51:.M151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52:.M15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53:.M153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54:.M154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55:.M15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56:.M156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57:.M15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58:.M158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F159:.M159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60:.M160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61:.M16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F162:.M16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63:.M163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64:.M16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65:.M16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66:.M16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67:.M167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68:.M168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69:.M16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70:.M170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71:.M171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72:.M172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73:.M173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74:.M17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75:.M175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76:.M176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77:.M177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78:.M17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79:.M179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F180:.M180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81:.M18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182:.M182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83:.M183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184:.M18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85:.M185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86:.M186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87:.M187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88:.M188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189:.M189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0:.M190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1:.M191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92:.M192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3:.M193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94:.M194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195:.M195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96:.M19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7:.M197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8:.M19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199:.M199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00:.M20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01:.M201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02:.M202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03:.M203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204:.M204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05:.M205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F206:.M206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07:.M207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08:.M208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09:.M209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10:.M210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11:.M211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12:.M21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F213:.M213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14:.M214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15:.M215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16:.M216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17:.M217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F218:.M218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19:.M219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F220:.M220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21:.M22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22:.M222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23:.M223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224:.M224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F225:.M225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F226:.M226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27:.M227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28:.M228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F229:.M229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F230:.M23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31:.M231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32:.M232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33:.M233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234:.M234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35:.M235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36:.M236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37:.M237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38:.M238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39:.M239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40:.M240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F241:.M241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F242:.M242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43:.M243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44:.M244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245:.M245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46:.M24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47:.M247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248:.M248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49:.M249]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50:.M250]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251:.M25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/>
          <table:table-cell table:style-name="Default"/>
        </table:table-row>
        <table:table-row table:style-name="ro1" table:number-rows-repeated="104832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B81:Sheet1.F97">
          <table:sort>
            <table:sort-by table:field-number="0" table:data-type="automatic"/>
          </table:sort>
        </table:database-range>
        <table:database-range table:name="__Anonymous_Sheet_DB__1" table:target-range-address="Sheet2.F2:Sheet2.O25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0:28:50.58258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12-29T16:40:02.021697790</meta:creation-date>
    <dc:date>2015-12-30T13:10:50.308392659</dc:date>
    <dc:creator>robert </dc:creator>
    <meta:editing-duration>PT2H44M2S</meta:editing-duration>
    <meta:editing-cycles>14</meta:editing-cycles>
    <meta:generator>LibreOffice/4.2.8.2$Linux_X86_64 LibreOffice_project/420m0$Build-2</meta:generator>
    <meta:document-statistic meta:table-count="2" meta:cell-count="3111" meta:object-count="0"/>
  </office:meta>
</office:document-meta>
</file>